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5cm" svg:x="9.5cm" svg:y="1cm">
          <text:p text:style-name="P1">rts</text:p>
          <text:p text:style-name="P1">net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xml:id="id2" draw:id="id2" draw:layer="layout" svg:width="5cm" svg:height="2cm" svg:x="8cm" svg:y="4.5cm">
          <text:p text:style-name="P1">Generate</text:p>
          <text:p text:style-name="P1">base-cas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4" draw:id="id4" draw:layer="layout" svg:width="2cm" svg:height="2.5cm" svg:x="9.5cm" svg:y="10.5cm">
          <text:p text:style-name="P1">base</text:p>
          <text:p text:style-name="P1">csv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xml:id="id5" draw:id="id5" draw:layer="layout" svg:width="5cm" svg:height="2cm" svg:x="1.5cm" svg:y="14cm">
          <text:p text:style-name="P1">Generate</text:p>
          <text:p text:style-name="P1">Contingency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7" draw:id="id7" draw:layer="layout" svg:width="2cm" svg:height="2.5cm" svg:x="3cm" svg:y="20cm">
          <text:p text:style-name="P1">MC</text:p>
          <text:p text:style-name="P1">result</text:p>
          <text:p text:style-name="P1">csv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xml:id="id6" draw:id="id6" draw:layer="layout" svg:width="5cm" svg:height="2cm" svg:x="1.5cm" svg:y="17cm">
          <text:p text:style-name="P1">Simula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3" draw:id="id3" draw:layer="layout" svg:width="5cm" svg:height="2cm" svg:x="8cm" svg:y="7.5cm">
          <text:p text:style-name="P1">Simula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8" draw:id="id8" draw:layer="layout" svg:width="5cm" svg:height="2cm" svg:x="1.5cm" svg:y="23.5cm">
          <text:p text:style-name="P1">Analys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9" draw:id="id9" draw:layer="layout" svg:width="2.5cm" svg:height="3cm" svg:x="2.8cm" svg:y="26.3cm">
          <text:p text:style-name="P1">MC</text:p>
          <text:p text:style-name="P1">analysis</text:p>
          <text:p text:style-name="P1">csv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" draw:text-style-name="P1" draw:layer="layout" svg:x1="10.5cm" svg:y1="3.5cm" svg:x2="10.5cm" svg:y2="4.5cm" draw:start-shape="id1" draw:start-glue-point="6" draw:end-shape="id2" draw:end-glue-point="0" svg:d="m10500 3500v1000">
          <text:p/>
        </draw:connector>
        <draw:connector draw:style-name="gr2" draw:text-style-name="P1" draw:layer="layout" svg:x1="10.5cm" svg:y1="6.5cm" svg:x2="10.5cm" svg:y2="7.5cm" draw:start-shape="id2" draw:start-glue-point="2" draw:end-shape="id3" draw:end-glue-point="0" svg:d="m10500 6500v1000">
          <text:p/>
        </draw:connector>
        <draw:connector draw:style-name="gr2" draw:text-style-name="P1" draw:layer="layout" svg:x1="10.5cm" svg:y1="9.5cm" svg:x2="10.5cm" svg:y2="10.5cm" draw:start-shape="id3" draw:start-glue-point="2" draw:end-shape="id4" draw:end-glue-point="4" svg:d="m10500 9500v1000">
          <text:p/>
        </draw:connector>
        <draw:connector draw:style-name="gr2" draw:text-style-name="P1" draw:layer="layout" svg:x1="4cm" svg:y1="16cm" svg:x2="4cm" svg:y2="17cm" draw:start-shape="id5" draw:start-glue-point="2" draw:end-shape="id6" draw:end-glue-point="0" svg:d="m4000 16000v1000">
          <text:p/>
        </draw:connector>
        <draw:connector draw:style-name="gr2" draw:text-style-name="P1" draw:layer="layout" svg:x1="4cm" svg:y1="19cm" svg:x2="4cm" svg:y2="20cm" draw:start-shape="id6" draw:start-glue-point="2" draw:end-shape="id7" draw:end-glue-point="4" svg:d="m4000 19000v1000">
          <text:p/>
        </draw:connector>
        <draw:connector draw:style-name="gr2" draw:text-style-name="P1" draw:layer="layout" svg:x1="4cm" svg:y1="22.5cm" svg:x2="4cm" svg:y2="23.5cm" draw:start-shape="id7" draw:start-glue-point="6" draw:end-shape="id8" draw:end-glue-point="0" svg:d="m4000 22500v1000">
          <text:p/>
        </draw:connector>
        <draw:connector draw:style-name="gr2" draw:text-style-name="P1" draw:layer="layout" svg:x1="4cm" svg:y1="25.5cm" svg:x2="4.05cm" svg:y2="26.3cm" draw:start-shape="id8" draw:start-glue-point="2" draw:end-shape="id9" draw:end-glue-point="4" svg:d="m4000 25500v401h50v399">
          <text:p/>
        </draw:connector>
        <draw:connector draw:style-name="gr2" draw:text-style-name="P1" draw:layer="layout" draw:line-skew="-0.002cm 0.999cm" svg:x1="10.5cm" svg:y1="13cm" svg:x2="4cm" svg:y2="14cm" draw:start-shape="id4" draw:start-glue-point="6" draw:end-shape="id5" draw:end-glue-point="0" svg:d="m10500 13000v500h-1500v-1h-5000v501">
          <text:p/>
        </draw:connector>
        <draw:custom-shape draw:style-name="gr1" draw:text-style-name="P1" xml:id="id10" draw:id="id10" draw:layer="layout" svg:width="5cm" svg:height="2cm" svg:x="8cm" svg:y="14cm">
          <text:p text:style-name="P1">Generate</text:p>
          <text:p text:style-name="P1">N-1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2" draw:id="id12" draw:layer="layout" svg:width="2cm" svg:height="2.5cm" svg:x="9.5cm" svg:y="20cm">
          <text:p text:style-name="P1">N-1</text:p>
          <text:p text:style-name="P1">result</text:p>
          <text:p text:style-name="P1">csv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xml:id="id11" draw:id="id11" draw:layer="layout" svg:width="5cm" svg:height="2cm" svg:x="8cm" svg:y="17cm">
          <text:p text:style-name="P1">Simula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3" draw:id="id13" draw:layer="layout" svg:width="5cm" svg:height="2cm" svg:x="8cm" svg:y="23.5cm">
          <text:p text:style-name="P1">Analys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4" draw:id="id14" draw:layer="layout" svg:width="2.5cm" svg:height="3cm" svg:x="9.3cm" svg:y="26.3cm">
          <text:p text:style-name="P1">N-1</text:p>
          <text:p text:style-name="P1">analysis</text:p>
          <text:p text:style-name="P1">csv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" draw:text-style-name="P1" draw:layer="layout" svg:x1="10.5cm" svg:y1="16cm" svg:x2="10.5cm" svg:y2="17cm" draw:start-shape="id10" draw:start-glue-point="2" draw:end-shape="id11" draw:end-glue-point="0" svg:d="m10500 16000v1000">
          <text:p/>
        </draw:connector>
        <draw:connector draw:style-name="gr2" draw:text-style-name="P1" draw:layer="layout" svg:x1="10.5cm" svg:y1="19cm" svg:x2="10.5cm" svg:y2="20cm" draw:start-shape="id11" draw:start-glue-point="2" draw:end-shape="id12" draw:end-glue-point="4" svg:d="m10500 19000v1000">
          <text:p/>
        </draw:connector>
        <draw:connector draw:style-name="gr2" draw:text-style-name="P1" draw:layer="layout" svg:x1="10.5cm" svg:y1="22.5cm" svg:x2="10.5cm" svg:y2="23.5cm" draw:start-shape="id12" draw:start-glue-point="6" draw:end-shape="id13" draw:end-glue-point="0" svg:d="m10500 22500v1000">
          <text:p/>
        </draw:connector>
        <draw:connector draw:style-name="gr2" draw:text-style-name="P1" draw:layer="layout" svg:x1="10.5cm" svg:y1="25.5cm" svg:x2="10.55cm" svg:y2="26.3cm" draw:start-shape="id13" draw:start-glue-point="2" draw:end-shape="id14" draw:end-glue-point="4" svg:d="m10500 25500v401h50v399">
          <text:p/>
        </draw:connector>
        <draw:connector draw:style-name="gr3" draw:text-style-name="P1" draw:layer="layout" svg:x1="10.5cm" svg:y1="13cm" svg:x2="10.5cm" svg:y2="14cm" draw:start-shape="id4" draw:start-glue-point="6" draw:end-shape="id10" draw:end-glue-point="0" svg:d="m10500 13000v1000">
          <text:p/>
        </draw:connector>
        <draw:custom-shape draw:style-name="gr1" draw:text-style-name="P1" xml:id="id15" draw:id="id15" draw:layer="layout" svg:width="5cm" svg:height="2cm" svg:x="13.5cm" svg:y="14cm">
          <text:p text:style-name="P1">Generate</text:p>
          <text:p text:style-name="P1">N-2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7" draw:id="id17" draw:layer="layout" svg:width="2cm" svg:height="2.5cm" svg:x="15cm" svg:y="20cm">
          <text:p text:style-name="P1">N-2</text:p>
          <text:p text:style-name="P1">result</text:p>
          <text:p text:style-name="P1">csv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xml:id="id16" draw:id="id16" draw:layer="layout" svg:width="5cm" svg:height="2cm" svg:x="13.5cm" svg:y="17cm">
          <text:p text:style-name="P1">Simula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8" draw:id="id18" draw:layer="layout" svg:width="5cm" svg:height="2cm" svg:x="13.5cm" svg:y="23.5cm">
          <text:p text:style-name="P1">Analys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xml:id="id19" draw:id="id19" draw:layer="layout" svg:width="2.5cm" svg:height="3cm" svg:x="14.8cm" svg:y="26.3cm">
          <text:p text:style-name="P1">N-2</text:p>
          <text:p text:style-name="P1">analysis</text:p>
          <text:p text:style-name="P1">csv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" draw:text-style-name="P1" draw:layer="layout" svg:x1="16cm" svg:y1="16cm" svg:x2="16cm" svg:y2="17cm" draw:start-shape="id15" draw:start-glue-point="2" draw:end-shape="id16" draw:end-glue-point="0" svg:d="m16000 16000v1000">
          <text:p/>
        </draw:connector>
        <draw:connector draw:style-name="gr2" draw:text-style-name="P1" draw:layer="layout" svg:x1="16cm" svg:y1="19cm" svg:x2="16cm" svg:y2="20cm" draw:start-shape="id16" draw:start-glue-point="2" draw:end-shape="id17" draw:end-glue-point="4" svg:d="m16000 19000v1000">
          <text:p/>
        </draw:connector>
        <draw:connector draw:style-name="gr2" draw:text-style-name="P1" draw:layer="layout" svg:x1="16cm" svg:y1="22.5cm" svg:x2="16cm" svg:y2="23.5cm" draw:start-shape="id17" draw:start-glue-point="6" draw:end-shape="id18" draw:end-glue-point="0" svg:d="m16000 22500v1000">
          <text:p/>
        </draw:connector>
        <draw:connector draw:style-name="gr2" draw:text-style-name="P1" draw:layer="layout" svg:x1="16cm" svg:y1="25.5cm" svg:x2="16.05cm" svg:y2="26.3cm" draw:start-shape="id18" draw:start-glue-point="2" draw:end-shape="id19" draw:end-glue-point="4" svg:d="m16000 25500v401h50v399">
          <text:p/>
        </draw:connector>
        <draw:connector draw:style-name="gr3" draw:text-style-name="P1" draw:layer="layout" svg:x1="10.5cm" svg:y1="13cm" svg:x2="16cm" svg:y2="14cm" draw:start-shape="id4" draw:start-glue-point="6" draw:end-shape="id15" draw:end-glue-point="0" svg:d="m10500 13000v502h2001v-3h3499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2-17T18:42:09.11</meta:creation-date>
    <dc:date>2013-02-17T18:58:54.76</dc:date>
    <meta:editing-duration>PT16M46S</meta:editing-duration>
    <meta:editing-cycles>2</meta:editing-cycles>
    <meta:generator>OpenOffice.org/3.3$Win32 OpenOffice.org_project/330m20$Build-9567</meta:generator>
    <meta:document-statistic meta:object-count="37"/>
  </office:meta>
</office:document-meta>
</file>